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text:display="non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20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2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1" style:master-page-name="Standard">
      <style:paragraph-properties style:page-number="auto"/>
    </style:style>
    <style:style style:name="P37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1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4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15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6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17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18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19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officeooo:rsid="001aa533"/>
    </style:style>
    <style:style style:name="T24" style:family="text">
      <style:text-properties officeooo:rsid="001df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6">TAG</text:p>
          </table:table-cell>
          <table:table-cell table:style-name="Table6.A1" office:value-type="string">
            <text:p text:style-name="P6">INHALT</text:p>
          </table:table-cell>
          <table:table-cell table:style-name="Table6.A1" office:value-type="string">
            <text:p text:style-name="P6">ARBEITSZEIT</text:p>
          </table:table-cell>
          <table:table-cell table:style-name="Table6.D1" office:value-type="string">
            <text:p text:style-name="P6">ORT</text:p>
          </table:table-cell>
        </table:table-row>
        <table:table-row table:style-name="Table6.2">
          <table:table-cell table:style-name="Table6.A2" office:value-type="string">
            <text:p text:style-name="P6"/>
            <text:p text:style-name="P6">2016/06/13 – MONTAG</text:p>
            <text:p text:style-name="P6"/>
          </table:table-cell>
          <table:table-cell table:style-name="Table6.A2" office:value-type="string">
            <text:p text:style-name="P23"><text:span text:style-name="T15">CCNA </text:span><text:span text:style-name="T16">Chapter</text:span><text:span text:style-name="T15"> bearbeitet.</text:span></text:p>
          </table:table-cell>
          <table:table-cell table:style-name="Table6.A2" office:value-type="string">
            <text:p text:style-name="P3">0826 – 1500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3">
          <table:table-cell table:style-name="Table6.A2" office:value-type="string">
            <text:p text:style-name="P6">2016/06/14 – DIENSTAG</text:p>
          </table:table-cell>
          <table:table-cell table:style-name="Table6.B3" office:value-type="string">
            <text:p text:style-name="P8"/>
            <text:p text:style-name="P16">CCNA Chapter und Final Exam bearbeitet. </text:p>
            <text:p text:style-name="P8"/>
          </table:table-cell>
          <table:table-cell table:style-name="Table6.A2" office:value-type="string">
            <text:p text:style-name="P1"><text:span text:style-name="T14">0700 – 15</text:span><text:span text:style-name="T18">4</text:span><text:span text:style-name="T14">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4">
          <table:table-cell table:style-name="Table6.A2" office:value-type="string">
            <text:p text:style-name="P6">2016/06/15 – MITTWOCH</text:p>
          </table:table-cell>
          <table:table-cell table:style-name="Table6.B4" office:value-type="string">
            <text:p text:style-name="P10"/>
            <text:p text:style-name="P11">Betrieblicher Außenaufenthalt</text:p>
            <text:p text:style-name="P10"/>
          </table:table-cell>
          <table:table-cell table:style-name="Table6.A2" office:value-type="string">
            <text:p text:style-name="P1"><text:span text:style-name="T14">0</text:span><text:span text:style-name="T18">8</text:span><text:span text:style-name="T14">00 – 150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5">
          <table:table-cell table:style-name="Table6.A2" office:value-type="string">
            <text:p text:style-name="P6">2016/06/16 – DONNERSTAG</text:p>
          </table:table-cell>
          <table:table-cell table:style-name="Table6.B5" office:value-type="string">
            <text:p text:style-name="P17"/>
            <text:p text:style-name="P12">Betrieblicher Außenaufenthalt</text:p>
            <text:p text:style-name="P18"/>
          </table:table-cell>
          <table:table-cell table:style-name="Table6.A2" office:value-type="string">
            <text:p text:style-name="P1"><text:span text:style-name="T14">0</text:span><text:span text:style-name="T18">8</text:span><text:span text:style-name="T14">00 – 150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6">
          <table:table-cell table:style-name="Table6.A2" office:value-type="string">
            <text:p text:style-name="P6">2016/06/17 – FREITAG</text:p>
          </table:table-cell>
          <table:table-cell table:style-name="Table6.B6" office:value-type="string">
            <text:p text:style-name="P14"/>
            <text:p text:style-name="P15">Einladungen für das Azubigrillen vorbereitet und abgeschickt.</text:p>
            <text:p text:style-name="P15">Skype for Business in Windows VM unter Linux Host getestet.</text:p>
            <text:p text:style-name="P14"/>
          </table:table-cell>
          <table:table-cell table:style-name="Table6.A2" office:value-type="string">
            <text:p text:style-name="P3">0800 – 1340</text:p>
          </table:table-cell>
          <table:table-cell table:style-name="Table6.D2" office:value-type="string">
            <text:p text:style-name="P3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6/</text:span><text:span text:style-name="MT4">13</text:span><text:span text:style-name="MT2"> – 2016/0</text:span><text:span text:style-name="MT5">6</text:span><text:span text:style-name="MT2">/</text:span><text:span text:style-name="MT4">17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2</text:span><text:span text:style-name="MT4">4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2:07.408024271</dc:date>
    <meta:editing-cycles>17</meta:editing-cycles>
    <dc:title>Header Schule</dc:title>
    <meta:editing-duration>PT44M43S</meta:editing-duration>
    <meta:generator>LibreOffice/5.1.4.2$Linux_X86_64 LibreOffice_project/10m0$Build-2</meta:generator>
    <meta:document-statistic meta:table-count="6" meta:image-count="0" meta:object-count="0" meta:page-count="1" meta:paragraph-count="33" meta:word-count="77" meta:character-count="627" meta:non-whitespace-character-count="57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